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8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8">Biển số xe:<text:tab/><text:placeholder text:placeholder-type="text">&lt;o.bien_so_xe_id and o.bien_so_xe_id.name or ''&gt;</text:placeholder><text:tab/>Số hợp đồng:<text:soft-page-break/><text:tab/><text:placeholder text:placeholder-type="text">&lt;o.so_hop_dong&gt;</text:placeholder></text:p>
      <text:p text:style-name="P8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49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4:55</dc:date>
    <meta:editing-duration>PT6H6M34S</meta:editing-duration>
    <meta:editing-cycles>148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5" meta:word-count="131" meta:character-count="1015" meta:non-whitespace-character-count="887"/>
  </office:meta>
</office:document-meta>
</file>